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328d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3465a4" draw:fill="solid" draw:fill-color="#80d358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3465a4" draw:fill="solid" draw:fill-color="#d5702e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svg:stroke-color="#3465a4" draw:fill="solid" draw:fill-color="#d5702e" draw:opacity="50%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solid" svg:stroke-width="0.081cm" svg:stroke-color="#d5702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464cm" fo:min-width="3.214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384cm" fo:min-width="3.134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Dot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328dee"/>
      <style:paragraph-properties fo:text-align="center"/>
    </style:style>
    <style:style style:name="P2" style:family="paragraph">
      <loext:graphic-properties draw:fill="solid" draw:fill-color="#80d358"/>
      <style:paragraph-properties fo:text-align="center"/>
    </style:style>
    <style:style style:name="P3" style:family="paragraph">
      <loext:graphic-properties draw:fill="solid" draw:fill-color="#d5702e"/>
      <style:paragraph-properties fo:text-align="center"/>
    </style:style>
    <style:style style:name="P4" style:family="paragraph">
      <loext:graphic-properties draw:fill="solid" draw:fill-color="#d5702e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4.531cm" svg:y="5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11.03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9.281cm" svg:y="4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2.781cm" svg:y="6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3.281cm" svg:y="7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9.531cm" svg:y="9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10.781cm" svg:y="8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7.781cm" svg:y="9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cm" svg:height="0.5cm" svg:x="11.031cm" svg:y="1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781cm" svg:y="5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2.781cm" svg:y="4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9.581cm" svg:y="2.9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4.531cm" svg:y="8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7.281cm" svg:y="6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7.281cm" svg:y="7.2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9.031cm" svg:y="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11.531cm" svg:y="10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4.532cm" svg:y="18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11.032cm" svg:y="21.5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9.282cm" svg:y="16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2.782cm" svg:y="18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3.282cm" svg:y="20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9.532cm" svg:y="22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10.782cm" svg:y="20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7.782cm" svg:y="21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5cm" svg:height="0.5cm" svg:x="11.631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782cm" svg:y="18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2.782cm" svg:y="16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9.582cm" svg:y="15.4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4.532cm" svg:y="21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7.282cm" svg:y="1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7.282cm" svg:y="19.7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9.032cm" svg:y="21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cm" svg:height="0.5cm" svg:x="11.532cm" svg:y="22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5cm" svg:height="0.5cm" svg:x="11.031cm" svg:y="16.5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1.031cm" svg:y="3.6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cm" svg:height="0.5cm" svg:x="11.631cm" svg:y="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781cm" svg:y1="18.431cm" svg:x2="11.508cm" svg:y2="19.361cm">
          <text:p/>
        </draw:line>
        <draw:custom-shape draw:style-name="gr6" draw:text-style-name="P5" draw:layer="layout" svg:width="5.25cm" svg:height="5.25cm" svg:x="9.331cm" svg:y="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25cm" svg:height="5.25cm" svg:x="8.632cm" svg:y="1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764cm" svg:y1="5.811cm" svg:x2="11.491cm" svg:y2="6.741cm">
          <text:p/>
        </draw:line>
        <draw:path draw:style-name="gr8" draw:text-style-name="P5" draw:layer="layout" svg:width="8.034cm" svg:height="4.227cm" draw:transform="skewX (-0.138230076757951) rotate (2.84104695639637) translate (13.8769453561013cm 23.3057602345172cm)" svg:viewBox="0 0 8035 4228" svg:d="M0 25c235-4 471 4 703-22 290-32 539 182 769 361 252 196 449 499 610 813 134 263 250 543 354 827 105 288 200 597 375 821 204 261 546 137 683-141 159-323 243-697 442-1002 185-282 470-304 695-206 288 125 565 316 804 570 254 269 517 514 790 758 251 225 468 508 734 715 268 209 560 323 822 532l254 110-224 67">
          <text:p/>
        </draw:path>
        <draw:path draw:style-name="gr8" draw:text-style-name="P5" draw:layer="layout" svg:width="8.034cm" svg:height="4.227cm" draw:transform="skewX (-0.138230076757951) rotate (2.84104695639637) translate (13.8769453561013cm 10.7057602345172cm)" svg:viewBox="0 0 8035 4228" svg:d="M0 25c235-4 471 4 703-22 290-32 539 182 769 361 252 196 449 499 610 813 134 263 250 543 354 827 105 288 200 597 375 821 204 261 546 137 683-141 159-323 243-697 442-1002 185-282 470-304 695-206 288 125 565 316 804 570 254 269 517 514 790 758 251 225 468 508 734 715 268 209 560 323 822 532l254 110-224 6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8T17:17:38.372000000</dc:date>
    <meta:editing-duration>PT2H19M7S</meta:editing-duration>
    <meta:editing-cycles>10</meta:editing-cycles>
    <meta:generator>LibreOffice/7.1.0.3$Windows_X86_64 LibreOffice_project/f6099ecf3d29644b5008cc8f48f42f4a40986e4c</meta:generator>
    <meta:document-statistic meta:object-count="43"/>
  </office:meta>
</office:document-meta>
</file>